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ESPINOZA TORRES SHARON MILAGROS</text:p>
      <text:p text:style-name="P12">CANT. TOTAL DE CAJAS: 4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ESPINOZA TORRES SHARO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4:31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